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youtu.be/LXJOvkVYQqA?si=KVoQVHlHjhM3laq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03:50.754966497</meta:creation-date>
    <dc:date>2024-10-16T16:04:23.772558652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48" meta:non-whitespace-character-count="48"/>
    <meta:generator>LibreOffice/7.3.7.2$Linux_X86_64 LibreOffice_project/30$Build-2</meta:generator>
  </office:meta>
</office:document-meta>
</file>